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ython data types</text:p>
      <text:p text:style-name="Standard">vComplex=2j</text:p>
      <text:p text:style-name="Standard">vlist=['Ken','Maro','Vobo']</text:p>
      <text:p text:style-name="Standard">print(vlist[1],len(vlist))</text:p>
      <text:p text:style-name="Standard"/>
      <text:p text:style-name="Standard">vlist.append('Dafe') #add</text:p>
      <text:p text:style-name="Standard">print(vlist)</text:p>
      <text:p text:style-name="Standard"/>
      <text:p text:style-name="Standard">vlist.pop(1) <text:s/>#delete</text:p>
      <text:p text:style-name="Standard">print(vlist)</text:p>
      <text:p text:style-name="Standard"/>
      <text:p text:style-name="Standard"/>
      <text:p text:style-name="Standard">vtuple=('Ken','Maro','Vobo')</text:p>
      <text:p text:style-name="Standard">vrange=range(12)</text:p>
      <text:p text:style-name="Standard">vdict={'fname':'Maro','lname':'Obuks','DOB':'310117'}</text:p>
      <text:p text:style-name="Standard">vset={'Ken','Maro','Vobo'}</text:p>
      <text:p text:style-name="Standard">vfrozenset=({'Ken','Maro','Vobo'})</text:p>
      <text:p text:style-name="Standard"/>
      <text:p text:style-name="Standard">print(vComplex,vlist,vtuple,vrange,vdict,vset)</text:p>
      <text:p text:style-name="Standard">##########################################</text:p>
      <text:p text:style-name="Standard">a1=str('Kelly Price is') </text:p>
      <text:p text:style-name="Standard">a2=int(50)</text:p>
      <text:p text:style-name="Standard">a3=float(12.78)</text:p>
      <text:p text:style-name="Standard">a4=complex(1j)</text:p>
      <text:p text:style-name="Standard">b1=list(('list','Maro','Vobo'))</text:p>
      <text:p text:style-name="Standard">b2=tuple(('tuple','Maro','Vobo'))</text:p>
      <text:p text:style-name="Standard"/>
      <text:p text:style-name="Standard">b3=dict(xdict='Maro',lname='Obuks',DOB=310117)</text:p>
      <text:p text:style-name="Standard">vb=b3.get('lname')</text:p>
      <text:p text:style-name="Standard">print(vb)</text:p>
      <text:p text:style-name="Standard"/>
      <text:p text:style-name="Standard">b4=set(('set','Maro','Vobo'))</text:p>
      <text:p text:style-name="Standard">b5=frozenset(('xfrozenset','Maro','Vobo'))</text:p>
      <text:p text:style-name="Standard">print(a1,a2,a3,a4,b1,b2,b3,vb,b4,b5)</text:p>
      <text:p text:style-name="Standard"/>
      <text:p text:style-name="Standard">#variables###############################</text:p>
      <text:p text:style-name="Standard">a= 'I am a student' #string</text:p>
      <text:p text:style-name="Standard">b= ' years old' <text:s text:c="3"/>#string</text:p>
      <text:p text:style-name="Standard">c= '56' <text:s text:c="5"/>#int</text:p>
      <text:p text:style-name="Standard">#use triple quote</text:p>
      <text:p text:style-name="Standard">e="""I am a student I am a student <text:s/></text:p>
      <text:p text:style-name="Standard"><text:s text:c="4"/>I am a student, I am a student</text:p>
      <text:p text:style-name="Standard"><text:s text:c="4"/>I am a student, I am a student"""</text:p>
      <text:p text:style-name="Standard">x=a+c+b</text:p>
      <text:p text:style-name="Standard">print("Let's meet you: " + x + e) </text:p>
      <text:p text:style-name="Standard">print(type(c))</text:p>
      <text:p text:style-name="Standard"/>
      <text:p text:style-name="Standard">f='He is {} {} and he said {}'</text:p>
      <text:p text:style-name="Standard">print(f.format(c,b,a))</text:p>
      <text:p text:style-name="Standard"/>
      <text:p text:style-name="Standard"/>
      <text:p text:style-name="Standard">#### if statement #################################</text:p>
      <text:p text:style-name="Standard"><text:soft-page-break/>m=20</text:p>
      <text:p text:style-name="Standard">n=10</text:p>
      <text:p text:style-name="Standard">if m&lt;n:</text:p>
      <text:p text:style-name="Standard"><text:s text:c="4"/>print("You have £10 left")</text:p>
      <text:p text:style-name="Standard">elif m==n:</text:p>
      <text:p text:style-name="Standard"><text:s text:c="4"/>print('You NEED more cash')</text:p>
      <text:p text:style-name="Standard">else:</text:p>
      <text:p text:style-name="Standard"><text:s text:c="4"/>print("You don't need cash")</text:p>
      <text:p text:style-name="Standard"/>
      <text:p text:style-name="Standard">####while loop#####################################</text:p>
      <text:p text:style-name="Standard">i=1</text:p>
      <text:p text:style-name="Standard">while i&lt;6:</text:p>
      <text:p text:style-name="Standard"><text:s text:c="4"/>print(i)</text:p>
      <text:p text:style-name="Standard"><text:s text:c="4"/>i+=1</text:p>
      <text:p text:style-name="Standard">else:</text:p>
      <text:p text:style-name="Standard"><text:s text:c="4"/>print('i is no longer less than 6')</text:p>
      <text:p text:style-name="Standard"/>
      <text:p text:style-name="Standard">#####for loop ##########################################</text:p>
      <text:p text:style-name="Standard">fruits=['apple','pear','banana','mango']</text:p>
      <text:p text:style-name="Standard">for frt in fruits:</text:p>
      <text:p text:style-name="Standard"><text:s text:c="4"/>if frt == "banana":</text:p>
      <text:p text:style-name="Standard"><text:s text:c="8"/>break</text:p>
      <text:p text:style-name="Standard"><text:s text:c="4"/>print(frt)</text:p>
      <text:p text:style-name="Standard"><text:s text:c="4"/></text:p>
      <text:p text:style-name="Standard">for frt2 in fruits:</text:p>
      <text:p text:style-name="Standard"><text:s text:c="4"/>if frt2 == "banana":</text:p>
      <text:p text:style-name="Standard"><text:s text:c="8"/>continue</text:p>
      <text:p text:style-name="Standard"><text:s text:c="4"/>print(frt2)</text:p>
      <text:p text:style-name="Standard"><text:s text:c="4"/></text:p>
      <text:p text:style-name="Standard"/>
      <text:p text:style-name="Standard">#function###########################################</text:p>
      <text:p text:style-name="Standard">def myfun(): </text:p>
      <text:p text:style-name="Standard"><text:s text:c="2"/>print("This is function statement: " + c + "years")</text:p>
      <text:p text:style-name="Standard"><text:s text:c="2"/></text:p>
      <text:p text:style-name="Standard">myfun() <text:s/>#call function</text:p>
      <text:p text:style-name="Standard"/>
      <text:p text:style-name="Standard">#global scope function##############################</text:p>
      <text:p text:style-name="Standard">def kname():</text:p>
      <text:p text:style-name="Standard"><text:s text:c="4"/>global t_var</text:p>
      <text:p text:style-name="Standard"><text:s text:c="4"/>t_var="This is it"</text:p>
      <text:p text:style-name="Standard"><text:s text:c="4"/></text:p>
      <text:p text:style-name="Standard">kname()</text:p>
      <text:p text:style-name="Standard">print(t_var)</text:p>
      <text:p text:style-name="Standard"/>
      <text:p text:style-name="Standard"/>
      <text:p text:style-name="Standard"/>
      <text:p text:style-name="Standard">#### function with attribute############################</text:p>
      <text:p text:style-name="Standard">def normName(fname,lname):</text:p>
      <text:p text:style-name="Standard"><text:s text:c="4"/>print('My first name is '+fname+ ' and my last name is ' +lname)</text:p>
      <text:p text:style-name="Standard"><text:s text:c="4"/></text:p>
      <text:p text:style-name="Standard">normName('Kenneth','Bovi')</text:p>
      <text:p text:style-name="Standard"/>
      <text:p text:style-name="Standard"><text:soft-page-break/>#### function with attribute############################</text:p>
      <text:p text:style-name="Standard">def subjName(*subj):</text:p>
      <text:p text:style-name="Standard"><text:s text:c="4"/>print("She is best in "+subj[1])</text:p>
      <text:p text:style-name="Standard"><text:s text:c="4"/></text:p>
      <text:p text:style-name="Standard">subjName('Maths','English','Science','Social Science')</text:p>
      <text:p text:style-name="Standard"/>
      <text:p text:style-name="Standard"/>
      <text:p text:style-name="Standard">#### function with DEFAULT attribute############################</text:p>
      <text:p text:style-name="Standard">def defCountry(country='the UK'):</text:p>
      <text:p text:style-name="Standard"><text:s text:c="4"/>print('I am travelling to '+country)</text:p>
      <text:p text:style-name="Standard"/>
      <text:p text:style-name="Standard">defCountry()</text:p>
      <text:p text:style-name="Standard">defCountry('Spain')</text:p>
      <text:p text:style-name="Standard"/>
      <text:p text:style-name="Standard">def childName(ch1,ch2,ch3):</text:p>
      <text:p text:style-name="Standard"><text:s text:c="4"/>print('His name is '+ch2)</text:p>
      <text:p text:style-name="Standard"><text:s text:c="4"/>print(ch1+' is friends with '+ch3)</text:p>
      <text:p text:style-name="Standard"><text:s text:c="4"/></text:p>
      <text:p text:style-name="Standard">childName(ch1='Manny',ch2='Ekene',ch3='Wak')</text:p>
      <text:p text:style-name="Standard"/>
      <text:p text:style-name="Standard">#########Lamba accepts many attributes but one expression###############</text:p>
      <text:p text:style-name="Standard">vm=lambda za,zb,zc: za*zb*zc</text:p>
      <text:p text:style-name="Standard">print(vm(20,30,10))</text:p>
      <text:p text:style-name="Standard"/>
      <text:p text:style-name="Standard">##############################</text:p>
      <text:p text:style-name="Standard">def lambdaTest(n):</text:p>
      <text:p text:style-name="Standard"><text:s text:c="4"/>return lambda zw: zw*n</text:p>
      <text:p text:style-name="Standard"/>
      <text:p text:style-name="Standard">mylambdafun= lambdaTest(34)</text:p>
      <text:p text:style-name="Standard">print (mylambdafun(10))</text:p>
      <text:p text:style-name="Standard">##############################</text:p>
      <text:p text:style-name="Standard"/>
      <text:p text:style-name="Standard"/>
      <text:p text:style-name="Standard"/>
      <text:p text:style-name="Standard"/>
      <text:p text:style-name="Standard"/>
      <text:p text:style-name="Standard">###########CLASSES have _init_() function used to assign values to properties###</text:p>
      <text:p text:style-name="Standard">class MyClass:</text:p>
      <text:p text:style-name="Standard"><text:s text:c="4"/>kx='python class 89'</text:p>
      <text:p text:style-name="Standard"><text:s text:c="4"/></text:p>
      <text:p text:style-name="Standard">p1=MyClass()</text:p>
      <text:p text:style-name="Standard">print(p1.kx)</text:p>
      <text:p text:style-name="Standard"/>
      <text:p text:style-name="Standard">#------------------------------------------------------</text:p>
      <text:p text:style-name="Standard">class People:</text:p>
      <text:p text:style-name="Standard"><text:s text:c="4"/>def __init__(self,name,age):</text:p>
      <text:p text:style-name="Standard"><text:s text:c="8"/>self.name=name</text:p>
      <text:p text:style-name="Standard"><text:s text:c="8"/>self.age=age</text:p>
      <text:p text:style-name="Standard"><text:s text:c="8"/></text:p>
      <text:p text:style-name="Standard"><text:s text:c="4"/>def classfun(self):</text:p>
      <text:p text:style-name="Standard"><text:s text:c="8"/>print('Hi, please are you ' + self.name + '?')</text:p>
      <text:p text:style-name="Standard"><text:s text:c="8"/></text:p>
      <text:p text:style-name="Standard"><text:soft-page-break/>cp=People('Mark',40)</text:p>
      <text:p text:style-name="Standard">print(cp.name,cp.age)</text:p>
      <text:p text:style-name="Standard">cp.classfun()</text:p>
      <text:p text:style-name="Standard"/>
      <text:p text:style-name="Standard">cp.name='Bimbo'</text:p>
      <text:p text:style-name="Standard">cp.classfun()</text:p>
      <text:p text:style-name="Standard">print()</text:p>
      <text:p text:style-name="Standard"/>
      <text:p text:style-name="Standard"/>
      <text:p text:style-name="Standard">#parent class--------------------------------------------------------------</text:p>
      <text:p text:style-name="Standard">class WeKnow:</text:p>
      <text:p text:style-name="Standard"><text:s text:c="4"/>def __init__(self,name,job):</text:p>
      <text:p text:style-name="Standard"><text:s text:c="8"/>self.name=name</text:p>
      <text:p text:style-name="Standard"><text:s text:c="8"/>self.job=job</text:p>
      <text:p text:style-name="Standard"><text:s text:c="8"/></text:p>
      <text:p text:style-name="Standard"><text:s text:c="4"/>def showknw(self):</text:p>
      <text:p text:style-name="Standard"><text:s text:c="8"/>print(self.name,self.job)</text:p>
      <text:p text:style-name="Standard"><text:s text:c="22"/></text:p>
      <text:p text:style-name="Standard"><text:s text:c="8"/>##child class (inherit class) from parent</text:p>
      <text:p text:style-name="Standard">class Letsknow(WeKnow): <text:s text:c="6"/></text:p>
      <text:p text:style-name="Standard"><text:s text:c="4"/>pass <text:s/>#add pass if the function would be empty</text:p>
      <text:p text:style-name="Standard"><text:s text:c="4"/></text:p>
      <text:p text:style-name="Standard">showchildclass=Letsknow('Blessed','poet')</text:p>
      <text:p text:style-name="Standard">showchildclass.showknw()</text:p>
      <text:p text:style-name="Standard">#-------------------------------------------------------------------------</text:p>
      <text:p text:style-name="Standard"/>
      <text:p text:style-name="Standard">class WeKnowQ:</text:p>
      <text:p text:style-name="Standard"><text:s text:c="4"/>def __init__(self,name1,job1):</text:p>
      <text:p text:style-name="Standard"><text:s text:c="8"/>self.name1=name1</text:p>
      <text:p text:style-name="Standard"><text:s text:c="8"/>self.job1=job1</text:p>
      <text:p text:style-name="Standard"><text:s text:c="8"/></text:p>
      <text:p text:style-name="Standard"><text:s text:c="4"/>def showknwQ(self):</text:p>
      <text:p text:style-name="Standard"><text:s text:c="8"/>print(self.name1,self.job1)</text:p>
      <text:p text:style-name="Standard"><text:s text:c="22"/></text:p>
      <text:p text:style-name="Standard"><text:s text:c="8"/>##child class (inherit class) from parent</text:p>
      <text:p text:style-name="Standard">class LetsknowQ(WeKnowQ): <text:s text:c="6"/></text:p>
      <text:p text:style-name="Standard"><text:s text:c="4"/>def __init__(self,name1,job1):</text:p>
      <text:p text:style-name="Standard"><text:s text:c="8"/>WeKnowQ.__init__(self,name1,job1) <text:s/>#inherited class init()</text:p>
      <text:p text:style-name="Standard"><text:s text:c="4"/></text:p>
      <text:p text:style-name="Standard">showchildclassQ=LetsknowQ('Maro','Niman')</text:p>
      <text:p text:style-name="Standard">showchildclassQ.showknwQ()</text:p>
      <text:p text:style-name="Standard"/>
      <text:p text:style-name="Standard">###Class # child class# add property # add method----------------------------------------------------------------------</text:p>
      <text:p text:style-name="Standard"/>
      <text:p text:style-name="Standard">class WeKnowY:</text:p>
      <text:p text:style-name="Standard"><text:s text:c="4"/>def __init__(self,name1,job1):</text:p>
      <text:p text:style-name="Standard"><text:s text:c="8"/>self.name1=name1</text:p>
      <text:p text:style-name="Standard"><text:s text:c="8"/>self.job1=job1</text:p>
      <text:p text:style-name="Standard"><text:s text:c="8"/></text:p>
      <text:p text:style-name="Standard"><text:s text:c="4"/>def showknwY(self):</text:p>
      <text:p text:style-name="Standard"><text:s text:c="8"/>print(self.name1,self.job1)</text:p>
      <text:p text:style-name="Standard"><text:soft-page-break/><text:s text:c="22"/></text:p>
      <text:p text:style-name="Standard"><text:s text:c="8"/>##child class (inherit class) from parent</text:p>
      <text:p text:style-name="Standard">class LetsknowY(WeKnowY): <text:s text:c="6"/></text:p>
      <text:p text:style-name="Standard"><text:s text:c="4"/>def __init__(self,name1,job1,price):</text:p>
      <text:p text:style-name="Standard"><text:s text:c="8"/>super().__init__(name1,job1) <text:s/>#use super() to inherit class init()</text:p>
      <text:p text:style-name="Standard"><text:s text:c="8"/>self.amt = price <text:s text:c="4"/>#add a property <text:s text:c="6"/></text:p>
      <text:p text:style-name="Standard"><text:s text:c="4"/></text:p>
      <text:p text:style-name="Standard"><text:s text:c="4"/>def welm(self): <text:s text:c="9"/>#add a method to child class</text:p>
      <text:p text:style-name="Standard"><text:s text:c="8"/>print('Thank you',self.name1,self.amt,' is the price for the ',self.job1)</text:p>
      <text:p text:style-name="Standard"><text:s text:c="4"/></text:p>
      <text:p text:style-name="Standard">showchildclassY=LetsknowY('Marobb','NimanSUPER','2020')</text:p>
      <text:p text:style-name="Standard">print(showchildclassY.amt)</text:p>
      <text:p text:style-name="Standard">showchildclassY.showknwY()</text:p>
      <text:p text:style-name="Standard">showchildclassY.welm()</text:p>
      <text:p text:style-name="Standard">#------------------------------------------------------------------------</text:p>
      <text:p text:style-name="Standard">############### JSON#############################</text:p>
      <text:p text:style-name="Standard">#####convert json to python (use double quotes)</text:p>
      <text:p text:style-name="Standard">import json</text:p>
      <text:p text:style-name="Standard">kjson= '{"fname": "Maro", "lname": "Obuks", "DOB": 310117}'</text:p>
      <text:p text:style-name="Standard">mkjson=json.loads(kjson)</text:p>
      <text:p text:style-name="Standard">print(mkjson["lname"])</text:p>
      <text:p text:style-name="Standard"/>
      <text:p text:style-name="Standard"/>
      <text:p text:style-name="Standard"/>
      <text:p text:style-name="Standard">##### convert python to json#################################</text:p>
      <text:p text:style-name="Standard">kdict={</text:p>
      <text:p text:style-name="Standard"><text:s text:c="5"/>'name':'Sch',</text:p>
      <text:p text:style-name="Standard"><text:s text:c="5"/>'age':20,</text:p>
      <text:p text:style-name="Standard"><text:s text:c="5"/>'sex':'male',</text:p>
      <text:p text:style-name="Standard"><text:s text:c="5"/>'pets':'none',</text:p>
      <text:p text:style-name="Standard"><text:s text:c="5"/>'cars':[</text:p>
      <text:p text:style-name="Standard"><text:s text:c="7"/>{'fname': 'Maro', 'lname': 'Obuks', 'DOB': 310117},</text:p>
      <text:p text:style-name="Standard"><text:s text:c="7"/>{'fname': 'Ken', 'lname': 'Tolu', 'DOB': 'klk'}</text:p>
      <text:p text:style-name="Standard"><text:s text:c="5"/>]</text:p>
      <text:p text:style-name="Standard">}</text:p>
      <text:p text:style-name="Standard"/>
      <text:p text:style-name="Standard">print(json.dumps(kdict, indent=4, sort_keys=False))</text:p>
      <text:p text:style-name="Standard"/>
      <text:p text:style-name="Standard">################################################################</text:p>
      <text:p text:style-name="Standard">#python 3.6 input</text:p>
      <text:p text:style-name="Standard"/>
      <text:p text:style-name="Standard">username = input("Please enter your name: ")</text:p>
      <text:p text:style-name="Standard">print("Your username is: "+username)</text:p>
      <text:p text:style-name="Standard"/>
      <text:p text:style-name="Standard">################################################################</text:p>
      <text:p text:style-name="Standard">#Python FILE handling</text:p>
      <text:p text:style-name="Standard">ty=open("numpy1.py","rt") <text:s text:c="3"/>#r:read, t:text</text:p>
      <text:p text:style-name="Standard">print(ty.read(5)) <text:s text:c="5"/>#read line 5</text:p>
      <text:p text:style-name="Standard">###############################################################</text:p>
      <text:p text:style-name="Standard"/>
      <text:p text:style-name="Standard">#REQUESTS</text:p>
      <text:p text:style-name="Standard">import requests</text:p>
      <text:p text:style-name="Standard"><text:soft-page-break/>rq=requests.get('https://www.vultr.com/docs/setup-a-non-root-user-with-sudo-access-on-ubuntu')</text:p>
      <text:p text:style-name="Standard">print(rq.text)</text:p>
      <text:p text:style-name="Standard"/>
      <text:p text:style-name="Standard"/>
      <text:p text:style-name="Standard">###########################################################</text:p>
      <text:p text:style-name="Standard">##MYSQL DATABASE with python#############################</text:p>
      <text:p text:style-name="Standard">#### <text:s/>python -m pip install mysql-connector</text:p>
      <text:p text:style-name="Standard">#### <text:s/>conda install mysql-connector</text:p>
      <text:p text:style-name="Standard"/>
      <text:p text:style-name="Standard"/>
      <text:p text:style-name="Standard">#########################################################################</text:p>
      <text:p text:style-name="Standard">#insert into db</text:p>
      <text:p text:style-name="Standard">'''</text:p>
      <text:p text:style-name="Standard">import mysql.connector</text:p>
      <text:p text:style-name="Standard"/>
      <text:p text:style-name="Standard">mydb=mysql.connector.connect(</text:p>
      <text:p text:style-name="Standard"><text:s text:c="8"/>host="localhost",</text:p>
      <text:p text:style-name="Standard"><text:s text:c="8"/>user="username",</text:p>
      <text:p text:style-name="Standard"><text:s text:c="8"/>passwd="",</text:p>
      <text:p text:style-name="Standard"><text:s text:c="8"/>database="db_trend"</text:p>
      <text:p text:style-name="Standard"><text:s text:c="8"/>)</text:p>
      <text:p text:style-name="Standard"/>
      <text:p text:style-name="Standard">mycursor=mydb.cursor()</text:p>
      <text:p text:style-name="Standard"/>
      <text:p text:style-name="Standard">sql= "INSERT INTO table1 (name,email) VALUES (%s, %s)" #Note that %s is python's escape to stop sql inj</text:p>
      <text:p text:style-name="Standard">val= ("Blz","blz@blz.com")</text:p>
      <text:p text:style-name="Standard">mycursor.execute(sql,val) </text:p>
      <text:p text:style-name="Standard"/>
      <text:p text:style-name="Standard">mydb.commit()</text:p>
      <text:p text:style-name="Standard"/>
      <text:p text:style-name="Standard">print(mycursor.rowcount, "Your record was inserted") <text:s/>#confirmation</text:p>
      <text:p text:style-name="Standard">print("last insert record ID: ", mycursor.lastrowid) <text:s/>#get id of last insert data</text:p>
      <text:p text:style-name="Standard"/>
      <text:p text:style-name="Standard">'''</text:p>
      <text:p text:style-name="Standard"/>
      <text:p text:style-name="Standard"/>
      <text:p text:style-name="Standard">#########################################################################</text:p>
      <text:p text:style-name="Standard">#select data from db</text:p>
      <text:p text:style-name="Standard">'''</text:p>
      <text:p text:style-name="Standard">import mysql.connector</text:p>
      <text:p text:style-name="Standard"/>
      <text:p text:style-name="Standard">mydb=mysql.connector.connect(</text:p>
      <text:p text:style-name="Standard"><text:s text:c="8"/>host="localhost",</text:p>
      <text:p text:style-name="Standard"><text:s text:c="8"/>user="username",</text:p>
      <text:p text:style-name="Standard"><text:s text:c="8"/>passwd="",</text:p>
      <text:p text:style-name="Standard"><text:s text:c="8"/>database="db_trend"</text:p>
      <text:p text:style-name="Standard"><text:s text:c="8"/>)</text:p>
      <text:p text:style-name="Standard"/>
      <text:p text:style-name="Standard">mycursor=mydb.cursor()</text:p>
      <text:p text:style-name="Standard"/>
      <text:p text:style-name="Standard"><text:soft-page-break/>mycursor.execute("select * FROM table1 WHERE address= %s LIMIT 5 OFFSET 2") #Note that %s is python's escape to stop sql inj</text:p>
      <text:p text:style-name="Standard"># or use: mycursor.execute("select name, address FROM table1")</text:p>
      <text:p text:style-name="Standard"/>
      <text:p text:style-name="Standard">myresult= mycursor.fetchall()</text:p>
      <text:p text:style-name="Standard"># or to fetch one row use: <text:s/>myresult= mycursor.fetchone()</text:p>
      <text:p text:style-name="Standard"/>
      <text:p text:style-name="Standard">for x in myresult:</text:p>
      <text:p text:style-name="Standard"><text:s text:c="4"/>print(x)</text:p>
      <text:p text:style-name="Standard"/>
      <text:p text:style-name="Standard">'''</text:p>
      <text:p text:style-name="Standard"/>
      <text:p text:style-name="Standard">#########################################################################</text:p>
      <text:p text:style-name="Standard">#delete data</text:p>
      <text:p text:style-name="Standard">'''</text:p>
      <text:p text:style-name="Standard">import mysql.connector</text:p>
      <text:p text:style-name="Standard"/>
      <text:p text:style-name="Standard">mydb=mysql.connector.connect(</text:p>
      <text:p text:style-name="Standard"><text:s text:c="8"/>host="localhost",</text:p>
      <text:p text:style-name="Standard"><text:s text:c="8"/>user="username",</text:p>
      <text:p text:style-name="Standard"><text:s text:c="8"/>passwd="",</text:p>
      <text:p text:style-name="Standard"><text:s text:c="8"/>database="db_trend"</text:p>
      <text:p text:style-name="Standard"><text:s text:c="8"/>)</text:p>
      <text:p text:style-name="Standard"/>
      <text:p text:style-name="Standard">mycursor=mydb.cursor()</text:p>
      <text:p text:style-name="Standard">sql = "DELETE FROM table1 WHERE address = %s "</text:p>
      <text:p text:style-name="Standard">adr=("UB98DF",)</text:p>
      <text:p text:style-name="Standard">mycursor.execute(sql)</text:p>
      <text:p text:style-name="Standard">mydb.commit()</text:p>
      <text:p text:style-name="Standard">print(mycursor.rowcount, "record(s) deleted")</text:p>
      <text:p text:style-name="Standard">'''</text:p>
      <text:p text:style-name="Standard"/>
      <text:p text:style-name="Standard"/>
      <text:p text:style-name="Standard">#########################################################################</text:p>
      <text:p text:style-name="Standard">#UPDATE data</text:p>
      <text:p text:style-name="Standard">'''</text:p>
      <text:p text:style-name="Standard">import mysql.connector</text:p>
      <text:p text:style-name="Standard"/>
      <text:p text:style-name="Standard">mydb=mysql.connector.connect(</text:p>
      <text:p text:style-name="Standard"><text:s text:c="8"/>host="localhost",</text:p>
      <text:p text:style-name="Standard"><text:s text:c="8"/>user="username",</text:p>
      <text:p text:style-name="Standard"><text:s text:c="8"/>passwd="",</text:p>
      <text:p text:style-name="Standard"><text:s text:c="8"/>database="db_trend"</text:p>
      <text:p text:style-name="Standard"><text:s text:c="8"/>)</text:p>
      <text:p text:style-name="Standard"/>
      <text:p text:style-name="Standard">mycursor=mydb.cursor()</text:p>
      <text:p text:style-name="Standard">sql = "UPDATE table1 SET address = %s WHERE address = %s"</text:p>
      <text:p text:style-name="Standard">val = ("NW12ED","MK89AL")</text:p>
      <text:p text:style-name="Standard"/>
      <text:p text:style-name="Standard">mycursor.execute(sql,val)</text:p>
      <text:p text:style-name="Standard">mydb.commit()</text:p>
      <text:p text:style-name="Standard">print(mycursor.rowcount, "record(s) updated")</text:p>
      <text:p text:style-name="Standard"><text:soft-page-break/>''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5:33:14.275184022</meta:creation-date>
    <dc:date>2020-03-22T19:05:46.150349365</dc:date>
    <meta:editing-duration>PT3H32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289" meta:word-count="700" meta:character-count="8362" meta:non-whitespace-character-count="7196"/>
  </office:meta>
</office:document-meta>
</file>